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b2ab" officeooo:paragraph-rsid="0011b2ab"/>
    </style:style>
    <style:style style:name="P2" style:family="paragraph" style:parent-style-name="Standard">
      <style:text-properties officeooo:rsid="0011b2ab" officeooo:paragraph-rsid="00153d76"/>
    </style:style>
    <style:style style:name="P3" style:family="paragraph" style:parent-style-name="Standard">
      <style:text-properties officeooo:rsid="0013304e" officeooo:paragraph-rsid="0013304e"/>
    </style:style>
    <style:style style:name="P4" style:family="paragraph" style:parent-style-name="Standard">
      <style:text-properties officeooo:rsid="00136e2c" officeooo:paragraph-rsid="00136e2c"/>
    </style:style>
    <style:style style:name="P5" style:family="paragraph" style:parent-style-name="Standard">
      <style:text-properties officeooo:rsid="00153d76" officeooo:paragraph-rsid="00153d76"/>
    </style:style>
    <style:style style:name="P6" style:family="paragraph" style:parent-style-name="Standard">
      <style:text-properties officeooo:rsid="00153d76" officeooo:paragraph-rsid="00155279"/>
    </style:style>
    <style:style style:name="P7" style:family="paragraph" style:parent-style-name="Standard">
      <style:text-properties officeooo:rsid="00153d76" officeooo:paragraph-rsid="001a3ea0"/>
    </style:style>
    <style:style style:name="P8" style:family="paragraph" style:parent-style-name="Standard">
      <style:text-properties officeooo:rsid="00155279" officeooo:paragraph-rsid="00155279"/>
    </style:style>
    <style:style style:name="P9" style:family="paragraph" style:parent-style-name="Standard">
      <style:text-properties officeooo:rsid="00155279" officeooo:paragraph-rsid="001a3ea0"/>
    </style:style>
    <style:style style:name="P10" style:family="paragraph" style:parent-style-name="Standard">
      <style:text-properties officeooo:rsid="001701c9" officeooo:paragraph-rsid="001701c9"/>
    </style:style>
    <style:style style:name="P11" style:family="paragraph" style:parent-style-name="Standard">
      <style:text-properties officeooo:rsid="00184e52" officeooo:paragraph-rsid="00184e52"/>
    </style:style>
    <style:style style:name="P12" style:family="paragraph" style:parent-style-name="Standard">
      <style:text-properties officeooo:rsid="001bcd3d" officeooo:paragraph-rsid="001bcd3d"/>
    </style:style>
    <style:style style:name="P13" style:family="paragraph" style:parent-style-name="Standard">
      <style:text-properties officeooo:rsid="001cac05" officeooo:paragraph-rsid="001cac05"/>
    </style:style>
    <style:style style:name="P14" style:family="paragraph" style:parent-style-name="Standard">
      <style:text-properties officeooo:rsid="001ea8b8" officeooo:paragraph-rsid="001ea8b8"/>
    </style:style>
    <style:style style:name="P15" style:family="paragraph" style:parent-style-name="Standard">
      <style:text-properties officeooo:rsid="002028c5" officeooo:paragraph-rsid="002028c5"/>
    </style:style>
    <style:style style:name="P16" style:family="paragraph" style:parent-style-name="Standard">
      <style:text-properties officeooo:rsid="00244c8e" officeooo:paragraph-rsid="00244c8e"/>
    </style:style>
    <style:style style:name="P17" style:family="paragraph" style:parent-style-name="Standard">
      <style:text-properties fo:language="en" fo:country="US" fo:font-weight="normal" officeooo:rsid="0025dd04" officeooo:paragraph-rsid="0025dd04" style:font-weight-asian="normal" style:font-weight-complex="normal"/>
    </style:style>
    <style:style style:name="P18" style:family="paragraph" style:parent-style-name="Standard">
      <style:text-properties fo:language="en" fo:country="US" fo:font-weight="normal" officeooo:rsid="00286237" officeooo:paragraph-rsid="00286237" style:font-weight-asian="normal" style:font-weight-complex="normal"/>
    </style:style>
    <style:style style:name="P19" style:family="paragraph" style:parent-style-name="Standard">
      <style:text-properties officeooo:paragraph-rsid="0025dd04"/>
    </style:style>
    <style:style style:name="T1" style:family="text">
      <style:text-properties officeooo:rsid="00136e2c"/>
    </style:style>
    <style:style style:name="T2" style:family="text">
      <style:text-properties officeooo:rsid="00155279"/>
    </style:style>
    <style:style style:name="T3" style:family="text">
      <style:text-properties officeooo:rsid="0016198d"/>
    </style:style>
    <style:style style:name="T4" style:family="text">
      <style:text-properties officeooo:rsid="001a3ea0"/>
    </style:style>
    <style:style style:name="T5" style:family="text">
      <style:text-properties officeooo:rsid="001ac8dd"/>
    </style:style>
    <style:style style:name="T6" style:family="text">
      <style:text-properties officeooo:rsid="002028c5"/>
    </style:style>
    <style:style style:name="T7" style:family="text">
      <style:text-properties officeooo:rsid="00235a80"/>
    </style:style>
    <style:style style:name="T8" style:family="text">
      <style:text-properties officeooo:rsid="00244c8e"/>
    </style:style>
    <style:style style:name="T9" style:family="text">
      <style:text-properties officeooo:rsid="002460bd"/>
    </style:style>
    <style:style style:name="T10" style:family="text">
      <style:text-properties officeooo:rsid="0024c4dd"/>
    </style:style>
    <style:style style:name="T11" style:family="text">
      <style:text-properties officeooo:rsid="002529d3"/>
    </style:style>
    <style:style style:name="T12" style:family="text">
      <style:text-properties officeooo:rsid="0025dd04"/>
    </style:style>
    <style:style style:name="T13" style:family="text">
      <style:text-properties fo:language="en" fo:country="US" fo:font-weight="normal" officeooo:rsid="0025dd04" style:font-weight-asian="normal" style:font-weight-complex="normal"/>
    </style:style>
    <style:style style:name="T14" style:family="text">
      <style:text-properties officeooo:rsid="0026cc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p>
      <text:p text:style-name="P2">A.</text:p>
      <text:p text:style-name="P1">a. 46281</text:p>
      <text:p text:style-name="P1">b. 53</text:p>
      <text:p text:style-name="P1">c. 40</text:p>
      <text:p text:style-name="P1">d. 32 - 8 = 24 <text:span text:style-name="T1">bytes</text:span></text:p>
      <text:p text:style-name="P3">e. Client to Server</text:p>
      <text:p text:style-name="P3">f. <text:span text:style-name="T1">UDP</text:span></text:p>
      <text:p text:style-name="P4">g. Yes it is calculated.</text:p>
      <text:p text:style-name="P4"/>
      <text:p text:style-name="P5">B.</text:p>
      <text:p text:style-name="P8">For DNS query message:</text:p>
      <text:p text:style-name="P5">Source IP: 172.16.59.61</text:p>
      <text:p text:style-name="P5">Destination IP: 172.16.19.202</text:p>
      <text:p text:style-name="P5"/>
      <text:p text:style-name="P8">For <text:span text:style-name="T3">R</text:span>esponse message:</text:p>
      <text:p text:style-name="P6">Source IP: 172.16.<text:span text:style-name="T2">19.202</text:span></text:p>
      <text:p text:style-name="P6">Destination IP: 172.16.<text:span text:style-name="T2">59.61</text:span></text:p>
      <text:p text:style-name="P6"/>
      <text:p text:style-name="P10">They are the addresses between which communication is happening.</text:p>
      <text:p text:style-name="P10"/>
      <text:p text:style-name="P11">C.</text:p>
      <text:p text:style-name="P9">For DNS query message:</text:p>
      <text:p text:style-name="P7">Source <text:span text:style-name="T4">Port</text:span>: <text:span text:style-name="T5">46281</text:span></text:p>
      <text:p text:style-name="P7">Destination <text:span text:style-name="T4">Port</text:span>: <text:span text:style-name="T5">53</text:span></text:p>
      <text:p text:style-name="P7"/>
      <text:p text:style-name="P9">For <text:span text:style-name="T3">R</text:span>esponse message:</text:p>
      <text:p text:style-name="P7">Source <text:span text:style-name="T4">Port</text:span>: <text:span text:style-name="T5">53</text:span></text:p>
      <text:p text:style-name="P7">Destination <text:span text:style-name="T4">Port</text:span>: <text:span text:style-name="T5">46281</text:span></text:p>
      <text:p text:style-name="P7"/>
      <text:p text:style-name="P12">53 is a well-known port number.</text:p>
      <text:p text:style-name="P12"/>
      <text:p text:style-name="P12">D. Length of the first packet is 40, it carries 32 bytes of payload.</text:p>
      <text:p text:style-name="P12"/>
      <text:p text:style-name="P12">2b.</text:p>
      <text:p text:style-name="P13">Part 1:</text:p>
      <text:p text:style-name="P13"/>
      <text:p text:style-name="P13">1. 172.16.59.82:7680</text:p>
      <text:p text:style-name="P13">2. Only the Don’t fragment bit is set</text:p>
      <text:p text:style-name="P14">3. Sequence Number is 0</text:p>
      <text:p text:style-name="P14">Acknowledgement Number is 1</text:p>
      <text:p text:style-name="P14">4. Window size: 65535</text:p>
      <text:p text:style-name="P14"/>
      <text:p text:style-name="P14">Part 2:</text:p>
      <text:p text:style-name="P14"/>
      <text:p text:style-name="P14">1. <text:span text:style-name="T7">Acknowledge and Push </text:span><text:span text:style-name="T6">bit is set</text:span></text:p>
      <text:p text:style-name="P15">2. <text:span text:style-name="T8">153 – </text:span><text:span text:style-name="T12">32 = 121</text:span></text:p>
      <text:p text:style-name="P16">3. 0.00<text:span text:style-name="T9">02</text:span><text:span text:style-name="T10">6</text:span> seconds</text:p>
      <text:p text:style-name="P16">4. 87 – <text:span text:style-name="T12">32 = 55 </text:span>bytes per packet. The sequence number increases by the number of bytes transmitted, and the acknowledgement number increases by the number of bytes recieved.</text:p>
      <text:p text:style-name="P16"><text:soft-page-break/>5. <text:span text:style-name="T11">While sending the GET request, window size was 64256, and while recieving the OK request, window size was 65024, with the initial window sizes 502 and 508 and both having the same scaling factor – 128. </text:span><text:span text:style-name="T14">Window sizes will change to avoid congestion.</text:span></text:p>
      <text:p text:style-name="P16"/>
      <text:p text:style-name="P17">6. By reducing or increasing window size, the server and client each ensure that the other device sends data just as fast as the recipient can deal with it.</text:p>
      <text:p text:style-name="P17"/>
      <text:p text:style-name="P19"><text:span text:style-name="T13">7. </text:span>That code represents a successful retrieval of the document ("OK").</text:p>
      <text:p text:style-name="Standard">If the server failed to retrieve the document, the status codes provide more information, like if the failure was due to user error or server error.</text:p>
      <text:p text:style-name="P17"/>
      <text:p text:style-name="P17">Part 3:</text:p>
      <text:p text:style-name="P17"/>
      <text:p text:style-name="P18">1. 4 segments are exchanged – FIN, ACK, FIN, ACK</text:p>
      <text:p text:style-name="P18">2. Client initiated the connection termination phase</text:p>
      <text:p text:style-name="P18">3. FIN and ACK flags are s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0:44:13.224965788</meta:creation-date>
    <dc:date>2023-08-25T09:48:17.411038267</dc:date>
    <meta:editing-duration>PT1H6M45S</meta:editing-duration>
    <meta:editing-cycles>20</meta:editing-cycles>
    <meta:generator>LibreOffice/7.3.7.2$Linux_X86_64 LibreOffice_project/30$Build-2</meta:generator>
    <meta:document-statistic meta:table-count="0" meta:image-count="0" meta:object-count="0" meta:page-count="2" meta:paragraph-count="46" meta:word-count="301" meta:character-count="1671" meta:non-whitespace-character-count="1412"/>
  </office:meta>
</office:document-meta>
</file>